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4e56b" style:font-size-asian="12.25pt" style:font-size-complex="14pt"/>
    </style:style>
    <style:style style:name="P2" style:family="paragraph" style:parent-style-name="Standard">
      <style:text-properties fo:font-size="14pt" officeooo:rsid="0004e56b" officeooo:paragraph-rsid="0004e56b" style:font-size-asian="12.25pt" style:font-size-complex="14pt"/>
    </style:style>
    <style:style style:name="P3" style:family="paragraph" style:parent-style-name="Standard">
      <style:text-properties fo:font-size="14pt" officeooo:rsid="0015e7c4" officeooo:paragraph-rsid="0015e7c4" style:font-size-asian="12.25pt" style:font-size-complex="14pt"/>
    </style:style>
    <style:style style:name="P4" style:family="paragraph" style:parent-style-name="Standard">
      <style:text-properties fo:font-size="14pt" officeooo:rsid="00173e39" officeooo:paragraph-rsid="00173e39" style:font-size-asian="12.25pt" style:font-size-complex="14pt"/>
    </style:style>
    <style:style style:name="P5" style:family="paragraph" style:parent-style-name="Standard">
      <style:text-properties fo:font-size="14pt" officeooo:rsid="001b8da2" officeooo:paragraph-rsid="001b8da2" style:font-size-asian="12.25pt" style:font-size-complex="14pt"/>
    </style:style>
    <style:style style:name="T1" style:family="text">
      <style:text-properties officeooo:rsid="0006b12b"/>
    </style:style>
    <style:style style:name="T2" style:family="text">
      <style:text-properties officeooo:rsid="000a8830"/>
    </style:style>
    <style:style style:name="T3" style:family="text">
      <style:text-properties officeooo:rsid="000d1ed1"/>
    </style:style>
    <style:style style:name="T4" style:family="text">
      <style:text-properties officeooo:rsid="00129d8a"/>
    </style:style>
    <style:style style:name="T5" style:family="text">
      <style:text-properties officeooo:rsid="0012e707"/>
    </style:style>
    <style:style style:name="T6" style:family="text">
      <style:text-properties officeooo:rsid="0017f4fa"/>
    </style:style>
    <style:style style:name="T7" style:family="text">
      <style:text-properties officeooo:rsid="0018c696"/>
    </style:style>
    <style:style style:name="T8" style:family="text">
      <style:text-properties officeooo:rsid="001d14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/text:p>
      <text:p text:style-name="P1"/>
      <text:p text:style-name="P2"><text:tab/>In general we don’t work in monolithic fashion.</text:p>
      <text:p text:style-name="P2"><text:tab/><text:tab/><text:tab/>Monolithic way = Front end/ API’s + bussiness Logic + bean class <text:tab/><text:tab/><text:tab/>in same place.</text:p>
      <text:p text:style-name="P2"><text:tab/><text:tab/><text:tab/><text:tab/>Draw back is, if we have everything in same class, no we <text:tab/><text:tab/><text:tab/><text:tab/>wanna use that somewhere with a removal of some features, <text:tab/><text:tab/><text:tab/><text:tab/>This will cause a lot of issues. </text:p>
      <text:p text:style-name="P2"><text:tab/><text:tab/><text:tab/><text:tab/></text:p>
      <text:p text:style-name="P2"><text:tab/><text:tab/><text:tab/><text:tab/><text:span text:style-name="T3">Also, its difficult to debug and test.</text:span></text:p>
      <text:p text:style-name="P2"/>
      <text:p text:style-name="P2">Layered Architecture : It will over come the problem of above. Here we split the works in layers. </text:p>
      <text:p text:style-name="P2"><text:tab/>The layers are :</text:p>
      <text:p text:style-name="P2"><text:tab/>1) Frontend layer, will do only front end work. <text:span text:style-name="T1">It can take input from user, <text:tab/>present output decently, Sometime You’ll also validate data here. Ex :</text:span> <text:span text:style-name="T1">In Spring <text:tab/>Rest API classes. **</text:span><text:span text:style-name="T2">Frontend layer service Layer**</text:span></text:p>
      <text:p text:style-name="P2"/>
      <text:p text:style-name="P2"><text:tab/>2) Service layer/bussisness layer will have businees logic + transaction mgmt + <text:tab/>input validations. Most important things will be here. **<text:span text:style-name="T2">Service Layer will be <text:tab/>using Data Access Layer.</text:span></text:p>
      <text:p text:style-name="P2"/>
      <text:p text:style-name="P2"><text:tab/>3) Data Access Layer/ DAO layer, will do CRUD operations. Access data from <text:tab/>Database (SQL, MongoDB, File etc)</text:p>
      <text:p text:style-name="P2"/>
      <text:p text:style-name="P2"><text:span text:style-name="T4"><text:tab/>4) Entity Layer : Have Bean classes. </text:span><text:span text:style-name="T5">It represents complex persistant system.</text:span></text:p>
      <text:p text:style-name="P2"><text:tab/><text:tab/><text:tab/>Entities<text:span text:style-name="T5"> are nouns, Example : Customer, Employee, Product etc.</text:span></text:p>
      <text:p text:style-name="P2"/>
      <text:p text:style-name="P2"/>
      <text:p text:style-name="P2">// <text:span text:style-name="T3">In future if wanna change the business logic, just changing the service layer will be just fine and the same goes for other layers as well</text:span></text:p>
      <text:p text:style-name="P2"/>
      <text:p text:style-name="P2">//<text:span text:style-name="T3">It’s easy to test and debugg.</text:span></text:p>
      <text:p text:style-name="P2"/>
      <text:p text:style-name="P3">While coding,</text:p>
      <text:p text:style-name="P3"><text:tab/> Add entity package, service package, dao package.</text:p>
      <text:p text:style-name="P3"/>
      <text:p text:style-name="P3">Add a bean classes in entity package.</text:p>
      <text:p text:style-name="P4">In DAO package,</text:p>
      <text:p text:style-name="P4"><text:tab/>We can create interfaces/classes, that provides methods contract or Use <text:tab/>databases in the methods to perform CRUD Operations.</text:p>
      <text:p text:style-name="P4"><text:tab/></text:p>
      <text:p text:style-name="P4"><text:tab/><text:span text:style-name="T6">As we </text:span><text:span text:style-name="T7">haven’t learnt using </text:span><text:span text:style-name="T6"><text:s/>databases in java yet, create a class here, to <text:tab/>perform crud operations.</text:span></text:p>
      <text:p text:style-name="P4"/>
      <text:p text:style-name="P5"><text:soft-page-break/>In Service Package,</text:p>
      <text:p text:style-name="P5"><text:tab/>We can have an interface that provides a contract. <text:span text:style-name="T8">Which will be followed by <text:tab/>an Implementation class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7T14:17:42.825979908</meta:creation-date>
    <dc:date>2022-11-17T14:47:01.176660888</dc:date>
    <meta:editing-duration>PT29M8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2" meta:paragraph-count="24" meta:word-count="290" meta:character-count="1745" meta:non-whitespace-character-count="1421"/>
  </office:meta>
</office:document-meta>
</file>